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78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214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office:value-type="string" calcext:value-type="string">
            <text:p>Любой экзамен — это всего лишь одна маленькая часть твоей жизни. Не стоит расстрави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, </text:p>
          </table:table-cell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4:53:40.0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1-31T15:15:51.662000000</dc:date>
    <meta:editing-duration>PT3M10S</meta:editing-duration>
    <meta:editing-cycles>2</meta:editing-cycles>
    <meta:generator>LibreOffice/5.4.2.2$Windows_X86_64 LibreOffice_project/22b09f6418e8c2d508a9eaf86b2399209b0990f4</meta:generator>
    <meta:document-statistic meta:table-count="1" meta:cell-count="39" meta:object-count="0"/>
  </office:meta>
</office:document-meta>
</file>